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t_5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Zinnen/Leopoldrind/Am Karls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 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gesenstraße/Rab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AUFSTELLEN!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gesenstr./Rab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5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uinslandstr.1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uinslandstr.1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uinslandstraße/Hirs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Tankstell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-Thoma-Str./Mathias Grünewald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288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ierbergstr.141/Am Josefberg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280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chthofen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2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onenstraße/Bas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ethe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7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ürkenloisestraße 5/Ou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ürkenloisestraße 5/Qu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ndfangweg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.Uni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ntererstr./Immenta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täuserstr. 11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bertsstr./Hebelstr. 2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Uni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52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ölflinstr.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nnenbacher Str.33/Ferr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nnenbacher Str.33/Ferr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ürzelstr. 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52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henerst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rücke         Arbeitsam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29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ehrenbachallee 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48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arastr.5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9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nusstr.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251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nusstr.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2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ffenburgerstr. 7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ffenburgerstr. 7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ndel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ahntunnel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ban-Stolz-Str.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50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llentalstraße/Lindenmat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lascontainer/Bahn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llentalstraße/Lindenmat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lascontainer/Bahn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jakobstraße 9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6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tzenhofstr./Großtal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